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e89" officeooo:paragraph-rsid="001e8e89"/>
    </style:style>
    <style:style style:name="P2" style:family="paragraph" style:parent-style-name="Standard">
      <style:text-properties fo:font-weight="bold" officeooo:rsid="001e8e89" officeooo:paragraph-rsid="001e8e89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>
      <style:text-properties officeooo:paragraph-rsid="001e8e89"/>
    </style:style>
    <style:style style:name="P11" style:family="paragraph" style:parent-style-name="Text_20_body" style:list-style-name="L10"/>
    <style:style style:name="T1" style:family="text">
      <style:text-properties officeooo:rsid="001e8e89"/>
    </style:style>
    <style:style style:name="T2" style:family="text">
      <style:text-properties fo:font-style="italic"/>
    </style:style>
    <style:style style:name="T3" style:family="text">
      <style:text-properties fo:font-style="italic" officeooo:rsid="001e8e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 </text:p>
      <text:p text:style-name="P1"/>
      <text:p text:style-name="P1">1. Introduction </text:p>
      <text:p text:style-name="P1"/>
      <text:list text:style-name="L9">
        <text:list-item>
          <text:p text:style-name="P10"><text:span text:style-name="T1">Amazon Web Services (2024) </text:span><text:span text:style-name="T3">Shared Responsibility Model</text:span><text:span text:style-name="T1">. Available at: </text:span><text:a xlink:type="simple" xlink:href="https://aws.amazon.com/compliance/shared-responsibility-model/" office:target-frame-name="_blank" xlink:show="new" text:style-name="Internet_20_link" text:visited-style-name="Visited_20_Internet_20_Link"><text:span text:style-name="T1">https://aws.amazon.com/compliance/shared-responsibility-model/</text:span></text:a><text:span text:style-name="T1"> (Accessed: 12 December 2025).</text:span></text:p>
        </text:list-item>
      </text:list>
      <text:list text:style-name="L2">
        <text:list-item>
          <text:p text:style-name="P3">Cichonski, P., Millar, T., Grance, T. and Scarfone, K. (2012) <text:span text:style-name="T2">Computer Security Incident Handling Guide</text:span>, NIST Special Publication 800-61 Revision 2. Gaithersburg: National Institute of Standards and Technology.</text:p>
        </text:list-item>
      </text:list>
      <text:list text:style-name="L3">
        <text:list-item>
          <text:p text:style-name="P4">Cloud Security Alliance (2021) <text:span text:style-name="T2">Top Threats to Cloud Computing: The Egregious 11</text:span>. Seattle: Cloud Security Alliance.</text:p>
        </text:list-item>
      </text:list>
      <text:list text:style-name="L4">
        <text:list-item>
          <text:p text:style-name="P5">SANS Institute (2023) <text:span text:style-name="T2">SOC Analyst Skills and Careers: A SANS Survey</text:span>. Bethesda: SANS Institute.</text:p>
        </text:list-item>
      </text:list>
      <text:list text:style-name="L5">
        <text:list-item>
          <text:p text:style-name="P6">Shackleford, D. (2016) <text:span text:style-name="T2">SANS 2016 Cloud Security Survey</text:span>. Bethesda: SANS Institute.</text:p>
        </text:list-item>
      </text:list>
      <text:list text:style-name="L6">
        <text:list-item>
          <text:p text:style-name="P7">Splunk (2020) <text:span text:style-name="T2">Boss of the SOC (BOTS) Version 3 Dataset</text:span>. Available at: <text:a xlink:type="simple" xlink:href="https://github.com/splunk/botsv3" office:target-frame-name="_blank" xlink:show="new" text:style-name="Internet_20_link" text:visited-style-name="Visited_20_Internet_20_Link">https://github.com/splunk/botsv3</text:a> (Accessed: 12 December 2025).</text:p>
        </text:list-item>
      </text:list>
      <text:list text:style-name="L7">
        <text:list-item>
          <text:p text:style-name="P8">The MITRE Corporation (2024) <text:span text:style-name="T2">MITRE ATT&amp;CK®: Cloud Matrix</text:span>. Available at: <text:a xlink:type="simple" xlink:href="https://attack.mitre.org/matrices/enterprise/cloud/" office:target-frame-name="_blank" xlink:show="new" text:style-name="Internet_20_link" text:visited-style-name="Visited_20_Internet_20_Link">https://attack.mitre.org/matrices/enterprise/cloud/</text:a> (Accessed: 12 December 2025).</text:p>
        </text:list-item>
      </text:list>
      <text:list text:style-name="L8">
        <text:list-item>
          <text:p text:style-name="P9">Vielberth, M., Böhm, F., Fichtinger, I. and Pernul, G. (2020) 'Security Operations Center: A Systematic Study and Future Directions', <text:span text:style-name="T2">IEEE Access</text:span>, 8, pp. 227756-227779.</text:p>
        </text:list-item>
      </text:list>
      <text:p text:style-name="P1">2</text:p>
      <text:p text:style-name="P2"/>
      <text:list text:style-name="L10">
        <text:list-item>
          <text:p text:style-name="P11">Cichonski, P. et al. (2012) <text:span text:style-name="T2">Computer Security Incident Handling Guide</text:span>, NIST SP 800-61 Rev 2.</text:p>
        </text:list-item>
        <text:list-item>
          <text:p text:style-name="P11">Cloud Security Alliance (2021) <text:span text:style-name="T2">Top Threats to Cloud Computing</text:span>.</text:p>
        </text:list-item>
        <text:list-item>
          <text:p text:style-name="P11">SANS Institute (2023) <text:span text:style-name="T2">SOC Analyst Skills Survey</text:span>.</text:p>
        </text:list-item>
        <text:list-item>
          <text:p text:style-name="P11">Shackleford, D. (2016) <text:span text:style-name="T2">SANS Cloud Security Survey</text:span>.</text:p>
        </text:list-item>
        <text:list-item>
          <text:p text:style-name="P11">Splunk (2020) <text:span text:style-name="T2">Boss of the SOC (BOTSv3) Dataset</text:span>.</text:p>
        </text:list-item>
        <text:list-item>
          <text:p text:style-name="P11">Vielberth, M. et al. (2020) 'Security Operations Center: A Systematic Study', <text:span text:style-name="T2">IEEE Access</text:span>, 8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3:49:28.263256053</meta:creation-date>
    <dc:date>2025-12-12T14:50:33.046400315</dc:date>
    <meta:editing-duration>PT10M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7" meta:word-count="217" meta:character-count="1548" meta:non-whitespace-character-count="1360"/>
  </office:meta>
</office:document-meta>
</file>